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F0000001208EFFDC70649CAA0.png" manifest:media-type="image/png"/>
  <manifest:file-entry manifest:full-path="Pictures/1000C09300001A73000002E2F45A9446DE314D5B.svg" manifest:media-type="image/svg+xml"/>
  <manifest:file-entry manifest:full-path="Pictures/1000263500000A48000001BF891FE0AA3CCA5932.svg" manifest:media-type="image/svg+xml"/>
  <manifest:file-entry manifest:full-path="Pictures/10003F02000011270000017A12F6A7D567D8D837.svg" manifest:media-type="image/svg+xml"/>
  <manifest:file-entry manifest:full-path="Pictures/100000010000014000000023892D9A942F9A599A.png" manifest:media-type="image/png"/>
  <manifest:file-entry manifest:full-path="Pictures/10003BB10000084A00000189795D531CEA51DEBB.svg" manifest:media-type="image/svg+xml"/>
  <manifest:file-entry manifest:full-path="Pictures/1000000100000064000000139C36EDBBAC49D40C.png" manifest:media-type="image/png"/>
  <manifest:file-entry manifest:full-path="Pictures/100000010000007C00000015127FD145048FF295.png" manifest:media-type="image/png"/>
  <manifest:file-entry manifest:full-path="Pictures/100004C3000000AE000000F8429BBCF9F006AFBB.svg" manifest:media-type="image/svg+xml"/>
  <manifest:file-entry manifest:full-path="Pictures/10000001000000080000000CD7A6364971AFD681.png" manifest:media-type="image/png"/>
  <manifest:file-entry manifest:full-path="Pictures/100004CE000000F3000001542198212A2CDC0B2E.svg" manifest:media-type="image/svg+xml"/>
  <manifest:file-entry manifest:full-path="Pictures/100000010000000B000000100EBA65657E0BE56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text-properties fo:language="nb" fo:country="NO" officeooo:rsid="0001adad" officeooo:paragraph-rsid="0001adad"/>
    </style:style>
    <style:style style:name="P2" style:family="paragraph" style:parent-style-name="Heading_20_1">
      <style:text-properties fo:language="nb" fo:country="NO" officeooo:rsid="0001e378" officeooo:paragraph-rsid="0001e378"/>
    </style:style>
    <style:style style:name="P3" style:family="paragraph" style:parent-style-name="Standard" style:list-style-name="L1">
      <style:text-properties fo:language="nb" fo:country="NO" officeooo:rsid="0001e378" officeooo:paragraph-rsid="0001e378"/>
    </style:style>
    <style:style style:name="P4" style:family="paragraph" style:parent-style-name="Standard" style:list-style-name="L1">
      <style:text-properties fo:language="nb" fo:country="NO" officeooo:rsid="0001e378" officeooo:paragraph-rsid="0003142d"/>
    </style:style>
    <style:style style:name="P5" style:family="paragraph" style:parent-style-name="Standard" style:list-style-name="L1">
      <style:text-properties fo:language="nb" fo:country="NO" officeooo:rsid="0003142d" officeooo:paragraph-rsid="0003142d"/>
    </style:style>
    <style:style style:name="P6" style:family="paragraph" style:parent-style-name="Standard" style:list-style-name="L1">
      <style:text-properties style:text-position="0% 100%" fo:language="nb" fo:country="NO" officeooo:rsid="0001e378" officeooo:paragraph-rsid="0003142d"/>
    </style:style>
    <style:style style:name="P7" style:family="paragraph" style:parent-style-name="Standard" style:list-style-name="L1">
      <style:text-properties style:text-position="0% 100%" fo:language="nb" fo:country="NO" officeooo:rsid="0003142d" officeooo:paragraph-rsid="0004f2d7"/>
    </style:style>
    <style:style style:name="P8" style:family="paragraph" style:parent-style-name="Standard" style:list-style-name="L1">
      <style:text-properties style:text-position="0% 100%" fo:language="nb" fo:country="NO" officeooo:rsid="0003142d" officeooo:paragraph-rsid="0007deda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/>
    </style:style>
    <style:style style:name="T2" style:family="text">
      <style:text-properties officeooo:rsid="0003142d"/>
    </style:style>
    <style:style style:name="T3" style:family="text">
      <style:text-properties officeooo:rsid="0004f2d7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frame draw:style-name="fr1" draw:name="Object2" text:anchor-type="as-char" svg:y="-0.377cm" svg:width="0.002cm" svg:height="0.469cm" draw:z-index="0"><draw:object xlink:href="./Object 2" xlink:type="simple" xlink:show="embed" xlink:actuate="onLoad"/><draw:image xlink:href="./ObjectReplacements/Object 2" xlink:type="simple" xlink:show="embed" xlink:actuate="onLoad"/></draw:frame>Innføring i kvantefysikk [TFY4215] - Oversikt</text:h>
      <text:list text:style-name="L1">
        <text:list-item>
          <text:p text:style-name="P3">Stråling</text:p>
        </text:list-item>
        <text:list-item>
          <text:p text:style-name="P3">Partikkel i boks</text:p>
        </text:list-item>
        <text:list-item>
          <text:p text:style-name="P3">Molekylet CO</text:p>
        </text:list-item>
        <text:list-item>
          <text:p text:style-name="P3">Elektron i endelig potensialbrønn</text:p>
        </text:list-item>
        <text:list-item>
          <text:p text:style-name="P3">Isotrop todimensjonal harmonisk oscillator.</text:p>
        </text:list-item>
        <text:list-item>
          <text:p text:style-name="P3">Elektron(er) i todimensjonal boks.</text:p>
        </text:list-item>
        <text:list-item>
          <text:p text:style-name="P3">Hydrogenatomet.</text:p>
        </text:list-item>
        <text:list-item>
          <text:p text:style-name="P3">Kollisjon med potensialtrinn.</text:p>
        </text:list-item>
        <text:list-item>
          <text:p text:style-name="P3">Supergitter.</text:p>
        </text:list-item>
        <text:list-item>
          <text:p text:style-name="P3">Kommutatorer.</text:p>
          <text:list>
            <text:list-item>
              <text:p text:style-name="P5">Viktig(!): bruk kommutator på en funksjon <text:span text:style-name="T1"><draw:frame text:anchor-type="as-char" svg:y="-0.589cm" draw:z-index="4" draw:style-name="gr3" draw:text-style-name="P9" svg:width="8.125cm" svg:height="0.884cm"><draw:image xlink:href="Pictures/1000C09300001A73000002E2F45A9446DE314D5B.svg" xlink:type="simple" xlink:show="embed" xlink:actuate="onLoad" draw:mime-type="image/svg+xml"><text:p/></draw:image><draw:image xlink:href="Pictures/100000010000014000000023892D9A942F9A599A.png" xlink:type="simple" xlink:show="embed" xlink:actuate="onLoad" draw:mime-type="image/png"/><svg:title>TexMaths</svg:title><svg:desc>12§display§[\hat z, \hat p_z] \psi = z p_z \psi - p_z z \psi \\
= z \frac{\hbar}{i}\frac{\partial \psi}{\partial z} - \frac{\hbar}{i}\frac{\partial}{\partial z} (z \psi)§svg§600§FALSE§</svg:desc></draw:frame></text:span></text:p>
            </text:list-item>
            <text:list-item>
              <text:p text:style-name="P7"><text:span text:style-name="T3">Produktregelen:</text:span> <draw:frame text:anchor-type="as-char" svg:y="-0.339cm" draw:z-index="5" draw:style-name="gr2" draw:text-style-name="P9" svg:width="5.27cm" svg:height="0.452cm"><draw:image xlink:href="Pictures/10003F02000011270000017A12F6A7D567D8D837.svg" xlink:type="simple" xlink:show="embed" xlink:actuate="onLoad" draw:mime-type="image/svg+xml"><text:p/></draw:image><draw:image xlink:href="Pictures/10000001000000CF0000001208EFFDC70649CAA0.png" xlink:type="simple" xlink:show="embed" xlink:actuate="onLoad" draw:mime-type="image/png"/><svg:title>TexMaths</svg:title><svg:desc>12§display§[AB, C] = A[B, C] + [A, C]B§svg§600§FALSE§</svg:desc></draw:frame></text:p>
            </text:list-item>
            <text:list-item>
              <text:p text:style-name="P8"><draw:frame text:anchor-type="as-char" svg:y="-0.34cm" draw:z-index="6" draw:style-name="gr1" draw:text-style-name="P9" svg:width="2.544cm" svg:height="0.47cm"><draw:image xlink:href="Pictures/10003BB10000084A00000189795D531CEA51DEBB.svg" xlink:type="simple" xlink:show="embed" xlink:actuate="onLoad" draw:mime-type="image/svg+xml"><text:p/></draw:image><draw:image xlink:href="Pictures/1000000100000064000000139C36EDBBAC49D40C.png" xlink:type="simple" xlink:show="embed" xlink:actuate="onLoad" draw:mime-type="image/png"/><svg:title>TexMaths</svg:title><svg:desc>12§display§[x_i, p_j] = i \hbar \delta_{ij}§svg§600§FALSE§</svg:desc></draw:frame></text:p>
            </text:list-item>
          </text:list>
        </text:list-item>
        <text:list-item>
          <text:p text:style-name="P4">Spinn</text:p>
          <text:list>
            <text:list-item>
              <text:p text:style-name="P6"><draw:frame text:anchor-type="as-char" svg:y="-0.268cm" draw:z-index="1" draw:style-name="gr6" draw:text-style-name="P9" svg:width="3.158cm" svg:height="0.535cm"><draw:image xlink:href="Pictures/1000263500000A48000001BF891FE0AA3CCA5932.svg" xlink:type="simple" xlink:show="embed" xlink:actuate="onLoad" draw:mime-type="image/svg+xml"><text:p/></draw:image><draw:image xlink:href="Pictures/100000010000007C00000015127FD145048FF295.png" xlink:type="simple" xlink:show="embed" xlink:actuate="onLoad" draw:mime-type="image/png"/><svg:title>TexMaths</svg:title><svg:desc>12§latex§\implies \hat{O} | \psi \rangle = \lambda | \psi \rangle§svg§600§FALSE§</svg:desc></draw:frame>, <text:span text:style-name="T2">deretter løs for </text:span><text:span text:style-name="T2"><draw:frame text:anchor-type="as-char" svg:y="-0.296cm" draw:z-index="2" draw:style-name="gr5" draw:text-style-name="P9" svg:width="0.209cm" svg:height="0.297cm"><draw:image xlink:href="Pictures/100004C3000000AE000000F8429BBCF9F006AFBB.svg" xlink:type="simple" xlink:show="embed" xlink:actuate="onLoad" draw:mime-type="image/svg+xml"><text:p/></draw:image><draw:image xlink:href="Pictures/10000001000000080000000CD7A6364971AFD681.png" xlink:type="simple" xlink:show="embed" xlink:actuate="onLoad" draw:mime-type="image/png"/><svg:title>TexMaths</svg:title><svg:desc>12§display§\lambda§svg§600§FALSE§</svg:desc></draw:frame></text:span><text:span text:style-name="T2"><text:s/>for å finne en løsning til operatoren </text:span><text:span text:style-name="T2"><draw:frame text:anchor-type="as-char" svg:y="-0.407cm" draw:z-index="3" draw:style-name="gr4" draw:text-style-name="P9" svg:width="0.29cm" svg:height="0.408cm"><draw:image xlink:href="Pictures/100004CE000000F3000001542198212A2CDC0B2E.svg" xlink:type="simple" xlink:show="embed" xlink:actuate="onLoad" draw:mime-type="image/svg+xml"><text:p/></draw:image><draw:image xlink:href="Pictures/100000010000000B000000100EBA65657E0BE569.png" xlink:type="simple" xlink:show="embed" xlink:actuate="onLoad" draw:mime-type="image/png"/><svg:title>TexMaths</svg:title><svg:desc>12§display§\hat{O}§svg§600§FALSE§</svg:desc></draw:frame></text:span><text:span text:style-name="T2">.</text:span>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8T16:29:14.651000000</meta:creation-date>
    <dc:date>2025-11-08T17:42:46.859000000</dc:date>
    <meta:editing-duration>PT1H12M55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1" meta:page-count="1" meta:paragraph-count="16" meta:word-count="65" meta:character-count="414" meta:non-whitespace-character-count="376"/>
  </office:meta>
</office:document-meta>
</file>

<file path=Object 2/content.xml><?xml version="1.0" encoding="utf-8"?>
<math xmlns="http://www.w3.org/1998/Math/MathML" display="block"/>
</file>